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0762"/>
    </style:style>
    <style:style style:name="P2" style:family="paragraph" style:parent-style-name="Standard">
      <style:text-properties officeooo:rsid="00000762" officeooo:paragraph-rsid="00000762"/>
    </style:style>
    <style:style style:name="P3" style:family="paragraph" style:parent-style-name="Standard">
      <style:text-properties officeooo:rsid="0001c7c1" officeooo:paragraph-rsid="0001c7c1"/>
    </style:style>
    <style:style style:name="P4" style:family="paragraph" style:parent-style-name="Standard">
      <style:text-properties officeooo:rsid="0001c7c1" officeooo:paragraph-rsid="0002c312"/>
    </style:style>
    <style:style style:name="P5" style:family="paragraph" style:parent-style-name="Standard">
      <style:text-properties officeooo:rsid="00027687" officeooo:paragraph-rsid="00027687"/>
    </style:style>
    <style:style style:name="P6" style:family="paragraph" style:parent-style-name="Standard">
      <style:text-properties officeooo:rsid="00027687" officeooo:paragraph-rsid="0002c312"/>
    </style:style>
    <style:style style:name="P7" style:family="paragraph" style:parent-style-name="Standard">
      <style:text-properties officeooo:rsid="00027687" officeooo:paragraph-rsid="0001c7c1"/>
    </style:style>
    <style:style style:name="P8" style:family="paragraph" style:parent-style-name="Standard">
      <style:text-properties officeooo:rsid="0004a7df" officeooo:paragraph-rsid="0004a7df"/>
    </style:style>
    <style:style style:name="P9" style:family="paragraph" style:parent-style-name="Standard">
      <style:text-properties style:text-underline-style="none" fo:font-weight="normal" officeooo:rsid="0002c312" officeooo:paragraph-rsid="0001c7c1" style:font-weight-asian="normal" style:font-weight-complex="normal"/>
    </style:style>
    <style:style style:name="P10" style:family="paragraph" style:parent-style-name="Standard">
      <style:text-properties style:text-underline-style="none" officeooo:rsid="0002c312" officeooo:paragraph-rsid="0001c7c1"/>
    </style:style>
    <style:style style:name="P11" style:family="paragraph" style:parent-style-name="Standard">
      <style:text-properties officeooo:rsid="000b01f8" officeooo:paragraph-rsid="000b01f8"/>
    </style:style>
    <style:style style:name="P12" style:family="paragraph" style:parent-style-name="Standard">
      <style:text-properties officeooo:rsid="000c2287" officeooo:paragraph-rsid="000c2287"/>
    </style:style>
    <style:style style:name="P13" style:family="paragraph" style:parent-style-name="Standard">
      <style:text-properties officeooo:rsid="000bf949" officeooo:paragraph-rsid="000b01f8"/>
    </style:style>
    <style:style style:name="P14" style:family="paragraph" style:parent-style-name="Standard">
      <style:text-properties officeooo:rsid="000f6f6c" officeooo:paragraph-rsid="000f6f6c"/>
    </style:style>
    <style:style style:name="P15" style:family="paragraph" style:parent-style-name="Standard">
      <style:text-properties officeooo:rsid="00181c3a" officeooo:paragraph-rsid="00181c3a"/>
    </style:style>
    <style:style style:name="P16" style:family="paragraph" style:parent-style-name="Standard">
      <style:text-properties officeooo:rsid="0018e98d" officeooo:paragraph-rsid="0018e98d"/>
    </style:style>
    <style:style style:name="P17" style:family="paragraph" style:parent-style-name="Standard">
      <style:text-properties officeooo:rsid="0018e98d" officeooo:paragraph-rsid="001c7729"/>
    </style:style>
    <style:style style:name="P18" style:family="paragraph" style:parent-style-name="Standard">
      <style:text-properties officeooo:rsid="001c7729" officeooo:paragraph-rsid="001c7729"/>
    </style:style>
    <style:style style:name="P19" style:family="paragraph" style:parent-style-name="Standard">
      <style:text-properties officeooo:rsid="001c7729" officeooo:paragraph-rsid="001c7729"/>
    </style:style>
    <style:style style:name="P20" style:family="paragraph" style:parent-style-name="Standard">
      <style:text-properties officeooo:rsid="00138cb8" officeooo:paragraph-rsid="000b01f8"/>
    </style:style>
    <style:style style:name="P21" style:family="paragraph" style:parent-style-name="Standard">
      <style:text-properties officeooo:rsid="00172a15" officeooo:paragraph-rsid="000c2287"/>
    </style:style>
    <style:style style:name="T1" style:family="text">
      <style:text-properties officeooo:rsid="00012228"/>
    </style:style>
    <style:style style:name="T2" style:family="text">
      <style:text-properties officeooo:rsid="00027687"/>
    </style:style>
    <style:style style:name="T3" style:family="text">
      <style:text-properties officeooo:rsid="0002c312"/>
    </style:style>
    <style:style style:name="T4" style:family="text">
      <style:text-properties style:text-underline-style="solid" style:text-underline-width="auto" style:text-underline-color="font-color" officeooo:rsid="00027687"/>
    </style:style>
    <style:style style:name="T5" style:family="text">
      <style:text-properties style:text-underline-style="solid" style:text-underline-width="auto" style:text-underline-color="font-color" fo:font-weight="normal" officeooo:rsid="0002c312" style:font-weight-asian="normal" style:font-weight-complex="normal"/>
    </style:style>
    <style:style style:name="T6" style:family="text">
      <style:text-properties style:text-underline-style="none" officeooo:rsid="00027687"/>
    </style:style>
    <style:style style:name="T7" style:family="text">
      <style:text-properties style:text-underline-style="none" officeooo:rsid="0002c312"/>
    </style:style>
    <style:style style:name="T8" style:family="text">
      <style:text-properties officeooo:rsid="00088467"/>
    </style:style>
    <style:style style:name="T9" style:family="text">
      <style:text-properties officeooo:rsid="000bf949"/>
    </style:style>
    <style:style style:name="T10" style:family="text">
      <style:text-properties officeooo:rsid="000cd7dd"/>
    </style:style>
    <style:style style:name="T11" style:family="text">
      <style:text-properties officeooo:rsid="00138cb8"/>
    </style:style>
    <style:style style:name="T12" style:family="text">
      <style:text-properties officeooo:rsid="00172a15"/>
    </style:style>
    <style:style style:name="T13" style:family="text">
      <style:text-properties officeooo:rsid="001c7729"/>
    </style:style>
    <style:style style:name="T14" style:family="text">
      <style:text-properties officeooo:rsid="001d11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Assignment 2</text:p>
      <text:p text:style-name="P2">Chad Weigle</text:p>
      <text:p text:style-name="P2"/>
      <text:p text:style-name="P2">3.2</text:p>
      <text:p text:style-name="P2"><text:tab/>Fortran 77 uses local static allocation for variables to insure the instance of said variable retains its value across multiple calls of the function. This is mostly because of the inability in Fortran 77 to use recursion. Algol and its decedents use allocation on the stack because the languages allow for recursive functions. This means local variable allocation must be on the stack and not static. <text:span text:style-name="T1">Lisp uses the stack for local variable allocation for the same reasons as Algol but it also includes the ability to allocate dynamic variables on the heap.</text:span></text:p>
      <text:p text:style-name="P2"/>
      <text:p text:style-name="P14"><text:span text:style-name="T1">3.</text:span>4</text:p>
      <text:p text:style-name="P15">Example 1 - <text:span text:style-name="T13">C</text:span></text:p>
      <text:p text:style-name="P15"><text:tab/>int main() {</text:p>
      <text:p text:style-name="P15"><text:tab/><text:tab/>foo();</text:p>
      <text:p text:style-name="P15"><text:tab/><text:tab/>printf(“%s is not in scope, this will fail.”,x);</text:p>
      <text:p text:style-name="P15"><text:tab/>}</text:p>
      <text:p text:style-name="P15"><text:tab/>void foo() {</text:p>
      <text:p text:style-name="P15"><text:tab/><text:tab/>char *x = “Hi.”;</text:p>
      <text:p text:style-name="P15"><text:tab/>}</text:p>
      <text:p text:style-name="P16">Example 2 - <text:span text:style-name="T13">C</text:span></text:p>
      <text:p text:style-name="P17"><text:tab/><text:span text:style-name="T13">Global variable x is still live but not in the scope if a local variable x is declared in the scope.</text:span></text:p>
      <text:p text:style-name="P18">Example 3 – C++</text:p>
      <text:p text:style-name="P18"><text:tab/> Non-public member variables of an object of class C are live but not in scope when </text:p>
      <text:p text:style-name="P18">execution is not inside a member function of C.</text:p>
      <text:p text:style-name="P2"/>
      <text:p text:style-name="P3">3.5</text:p>
      <text:p text:style-name="P3"><text:tab/><text:span text:style-name="T2">For C:</text:span></text:p>
      <text:p text:style-name="P3"><text:tab/><text:span text:style-name="T2">Line 7 will refer to a from line 2 and b from line 5. Line 11 will refer to line 5 and 8. Line 14 refers to lines 2 and 3. Results:</text:span></text:p>
      <text:p text:style-name="P4"><text:span text:style-name="T2"><text:tab/></text:span><text:span text:style-name="T4">a,b</text:span></text:p>
      <text:p text:style-name="P6"><text:tab/>1,1</text:p>
      <text:p text:style-name="P7"><text:tab/>3,1</text:p>
      <text:p text:style-name="P7"><text:tab/>1,2</text:p>
      <text:p text:style-name="P7"/>
      <text:p text:style-name="P7"><text:tab/>For C#:</text:p>
      <text:p text:style-name="P3"><text:tab/><text:span text:style-name="T3">Line 7 should throw a compiler error because it has no scope of what a is. Line 11 will refer to line 5 (which refers to line 8) and line 8. Line 14 will refer to lines 2 and 3. The following are the results under the assumption that the first error would only mess up that single print statement.</text:span></text:p>
      <text:p text:style-name="P3"><text:span text:style-name="T3"><text:tab/></text:span><text:span text:style-name="T5">a,b</text:span></text:p>
      <text:p text:style-name="P9"><text:tab/>err,err</text:p>
      <text:p text:style-name="P9"><text:tab/>3,3</text:p>
      <text:p text:style-name="P9"><text:tab/>1,2</text:p>
      <text:p text:style-name="P3"/>
      <text:p text:style-name="P7"><text:tab/>For Modula-3:</text:p>
      <text:p text:style-name="P7"><text:tab/>Line 7 will refer to lines 5 and 8. Line 11 will refer to 5 and 8. Line 14 will refer to 2 and 3.</text:p>
      <text:p text:style-name="P3"><text:span text:style-name="T2"><text:tab/></text:span><text:span text:style-name="T4">a,b</text:span></text:p>
      <text:p text:style-name="P3"><text:span text:style-name="T6"><text:tab/></text:span><text:span text:style-name="T7">3,3</text:span></text:p>
      <text:p text:style-name="P10"><text:tab/>3,3</text:p>
      <text:p text:style-name="P10"><text:soft-page-break/><text:tab/>1,2</text:p>
      <text:p text:style-name="P3"/>
      <text:p text:style-name="P5">3.7</text:p>
      <text:p text:style-name="P8"><text:tab/>a. Brad's program will run out of memory because the reverse function is returning a pointer to a new list that is a reverse copy of the original list passed in. His code assigns this new pointer over the old one, thus losing the reference to the original list before being able to delete it.</text:p>
      <text:p text:style-name="P8"><text:tab/>b. Brad's data is corrupt because he has invalid references in the list T. When the list is reversed, it is not copied, only references are changed in the new list. Thus, when list L is deleted, the data within the nodes is as well, leaving list T without correct data.</text:p>
      <text:p text:style-name="P8"/>
      <text:p text:style-name="P8">3.8 <text:span text:style-name="T8">Files included in submission directory. Run 'make' and then run StackTest.</text:span></text:p>
      <text:p text:style-name="P8"/>
      <text:p text:style-name="P11">3.14</text:p>
      <text:p text:style-name="P11"><text:tab/><text:span text:style-name="T9">Dynamic: 1121</text:span></text:p>
      <text:p text:style-name="P13"><text:tab/>Static: 112<text:span text:style-name="T14">2</text:span></text:p>
      <text:p text:style-name="P13"><text:tab/><text:span text:style-name="T11">Why: Dynamic binding uses the most recently declared instance if the instance is in its scope.</text:span></text:p>
      <text:p text:style-name="P20"/>
      <text:p text:style-name="P12"><text:span text:style-name="T9">3.</text:span>1<text:span text:style-name="T10">8</text:span></text:p>
      <text:p text:style-name="P21"><text:tab/>Shallow: 10</text:p>
      <text:p text:style-name="P21"><text:tab/><text:tab/> <text:s text:c="2"/>20</text:p>
      <text:p text:style-name="P21"><text:tab/><text:tab/> <text:s text:c="2"/>30</text:p>
      <text:p text:style-name="P21"><text:tab/><text:tab/> <text:s text:c="2"/>40</text:p>
      <text:p text:style-name="P12"><text:tab/><text:span text:style-name="T12">Deep: <text:s/>10</text:span></text:p>
      <text:p text:style-name="P21"><text:tab/><text:tab/>20</text:p>
      <text:p text:style-name="P21"><text:tab/><text:tab/>00</text:p>
      <text:p text:style-name="P21"><text:tab/><text:tab/>44</text:p>
      <text:p text:style-name="P21"><text:tab/>Why: Deep binding will cause the methods being passed into the foo procedure to be defined before they are called and thus they will use the most recently declared instance, the global.</text:p>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9T10:26:03.972740000</meta:creation-date>
    <dc:date>2013-10-09T22:37:55.399000000</dc:date>
    <meta:editing-duration>PT3H10M32S</meta:editing-duration>
    <meta:editing-cycles>22</meta:editing-cycles>
    <meta:generator>LibreOffice/4.1.1.2$Windows_x86 LibreOffice_project/7e4286b58adc75a14f6d83f53a03b6c11fa2903</meta:generator>
    <meta:document-statistic meta:table-count="0" meta:image-count="0" meta:object-count="0" meta:page-count="2" meta:paragraph-count="56" meta:word-count="497" meta:character-count="2600" meta:non-whitespace-character-count="2093"/>
  </office:meta>
</office:document-meta>
</file>